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10000001B9E540CDCB3E65D54F.png" manifest:media-type="image/png"/>
  <manifest:file-entry manifest:full-path="Pictures/1000020100000249000000BA276CEA5A5069AC6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style:font-name-asian="Arial2"/>
    </style:style>
    <style:style style:name="P2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fo:color="#0f243e" loext:opacity="100%" fo:font-size="10pt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</style:style>
    <style:style style:name="P5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 style:join-border="false"/>
      <style:text-properties fo:font-style="italic" style:font-name-asian="Arial2" style:font-style-asian="italic"/>
    </style:style>
    <style:style style:name="P6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 style:join-border="false"/>
      <style:text-properties fo:font-size="9pt" style:font-name-asian="Arial2" style:font-size-asian="9pt" style:font-size-complex="9pt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174347" officeooo:paragraph-rsid="00174347"/>
    </style:style>
    <style:style style:name="P8" style:family="paragraph" style:parent-style-name="Standard">
      <style:paragraph-properties fo:margin-left="0.751cm" fo:margin-right="0cm" fo:text-align="end" style:justify-single-word="false" fo:text-indent="0.751cm" style:auto-text-indent="false"/>
    </style:style>
    <style:style style:name="P9" style:family="paragraph" style:parent-style-name="Standard">
      <style:paragraph-properties fo:margin-left="0.751cm" fo:margin-right="0cm" fo:text-indent="0.751cm" style:auto-text-indent="false"/>
      <style:text-properties fo:color="#336699" loext:opacity="100%" fo:font-size="12pt" style:font-size-asian="12pt" style:font-size-complex="12pt"/>
    </style:style>
    <style:style style:name="P10" style:family="paragraph" style:parent-style-name="Standard">
      <style:paragraph-properties fo:margin-top="0cm" fo:margin-bottom="0cm" style:contextual-spacing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P11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text-align="center" style:justify-single-word="false"/>
      <style:text-properties fo:font-size="28pt" fo:font-weight="bold" officeooo:rsid="00174347" officeooo:paragraph-rsid="00174347" style:font-size-asian="28pt" style:font-weight-asian="bold" style:font-size-complex="28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174347" officeooo:paragraph-rsid="00174347" style:font-size-asian="28pt" style:font-weight-asian="bold" style:font-size-complex="28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8pt" fo:font-weight="normal" officeooo:rsid="00174347" officeooo:paragraph-rsid="00174347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8pt" fo:font-style="italic" fo:font-weight="normal" officeooo:rsid="00174347" officeooo:paragraph-rsid="00174347" style:font-size-asian="18pt" style:font-style-asian="italic" style:font-weight-asian="normal" style:font-size-complex="18pt" style:font-style-complex="italic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fo:font-size="24pt" style:text-underline-style="none" fo:font-weight="bold" officeooo:rsid="001c2bf6" officeooo:paragraph-rsid="001c2bf6" style:font-name-asian="Times New Roman1" style:font-size-asian="24pt" style:font-weight-asian="bold" style:font-size-complex="24pt" style:font-weight-complex="bold"/>
    </style:style>
    <style:style style:name="P18" style:family="paragraph" style:parent-style-name="Standard">
      <style:paragraph-properties fo:margin-left="0cm" fo:margin-right="-0.041cm" fo:margin-top="0.635cm" fo:margin-bottom="0.212cm" style:contextual-spacing="false" fo:text-align="start" style:justify-single-word="false" fo:orphans="0" fo:widows="0" fo:text-indent="0cm" style:auto-text-indent="false" fo:break-before="page" fo:padding-left="0cm" fo:padding-right="0cm" fo:padding-top="0cm" fo:padding-bottom="0.035cm" fo:border="none" style:shadow="none" style:join-border="false"/>
      <style:text-properties fo:color="#365f91" loext:opacity="100%" fo:font-weight="bold" style:font-name-asian="Arial2" style:font-weight-asian="bold"/>
    </style:style>
    <style:style style:name="P19" style:family="paragraph" style:parent-style-name="Standard_20__28_user_29_">
      <style:text-properties officeooo:rsid="001c2bf6" officeooo:paragraph-rsid="001c2bf6"/>
    </style:style>
    <style:style style:name="P20" style:family="paragraph" style:parent-style-name="Standard_20__28_user_29_">
      <style:text-properties officeooo:rsid="001d42e6" officeooo:paragraph-rsid="001d42e6"/>
    </style:style>
    <style:style style:name="P21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3" style:family="paragraph" style:parent-style-name="Heading_20_1" style:list-style-name="WWNum3" style:master-page-name="">
      <loext:graphic-properties draw:fill="none"/>
      <style:paragraph-properties fo:margin-left="0cm" fo:margin-right="0cm" fo:margin-top="0.635cm" fo:margin-bottom="0.423cm" style:contextual-spacing="false" fo:text-align="justify" style:justify-single-word="false" fo:orphans="2" fo:widows="2" fo:hyphenation-ladder-count="no-limit" fo:text-indent="-0.63cm" style:auto-text-indent="false" style:page-number="auto" fo:break-before="page" fo:background-color="transparent" fo:padding-left="0cm" fo:padding-right="0.141cm" fo:padding-top="0cm" fo:padding-bottom="0.035cm" fo:border-left="none" fo:border-right="0.51pt solid #365f91" fo:border-top="none" fo:border-bottom="1.5pt solid #336699" style:shadow="none" fo:keep-with-next="always" style:vertical-align="baseline" style:writing-mode="lr-tb">
        <style:tab-stops/>
      </style:paragraph-properties>
      <style:text-properties fo:color="#336699" loext:opacity="100%" style:font-name="Verdana" fo:font-size="12pt" fo:font-weight="bold" officeooo:rsid="001c2bf6" officeooo:paragraph-rsid="001c2bf6" style:letter-kerning="true" style:font-name-asian="Times New Roman1" style:font-size-asian="12pt" style:language-asian="zh" style:country-asian="CN" style:font-weight-asian="bold" style:font-name-complex="Arial2" style:font-size-complex="18pt" style:font-weight-complex="bold" fo:hyphenate="false" fo:hyphenation-remain-char-count="2" fo:hyphenation-push-char-count="2" loext:hyphenation-no-caps="false"/>
    </style:style>
    <style:style style:name="P24" style:family="paragraph" style:parent-style-name="Heading_20_1" style:list-style-name="WWNum3" style:master-page-name="">
      <loext:graphic-properties draw:fill="none"/>
      <style:paragraph-properties fo:margin-left="0cm" fo:margin-right="0cm" fo:margin-top="0.64cm" fo:margin-bottom="0.4cm" style:contextual-spacing="false" fo:text-align="justify" style:justify-single-word="false" fo:orphans="2" fo:widows="2" fo:hyphenation-ladder-count="no-limit" fo:text-indent="-0.63cm" style:auto-text-indent="false" style:page-number="auto" fo:background-color="transparent" fo:padding-left="0cm" fo:padding-right="0.141cm" fo:padding-top="0cm" fo:padding-bottom="0.035cm" fo:border-left="none" fo:border-right="0.51pt solid #365f91" fo:border-top="none" fo:border-bottom="1.5pt solid #336699" style:shadow="none" fo:keep-with-next="always" style:vertical-align="baseline" style:writing-mode="lr-tb">
        <style:tab-stops>
          <style:tab-stop style:position="2cm"/>
        </style:tab-stops>
      </style:paragraph-properties>
      <style:text-properties officeooo:rsid="001d42e6" officeooo:paragraph-rsid="001d42e6" fo:hyphenate="false" fo:hyphenation-remain-char-count="2" fo:hyphenation-push-char-count="2" loext:hyphenation-no-caps="false"/>
    </style:style>
    <style:style style:name="P25" style:family="paragraph" style:parent-style-name="Heading_20_1" style:list-style-name="WWNum3">
      <loext:graphic-properties draw:fill="none"/>
      <style:paragraph-properties fo:margin-left="0cm" fo:margin-right="0cm" fo:margin-top="0.64cm" fo:margin-bottom="0.4cm" style:contextual-spacing="false" fo:text-align="justify" style:justify-single-word="false" fo:orphans="2" fo:widows="2" fo:hyphenation-ladder-count="no-limit" fo:text-indent="0cm" style:auto-text-indent="false" fo:background-color="transparent" fo:padding-left="0cm" fo:padding-right="0.141cm" fo:padding-top="0cm" fo:padding-bottom="0.035cm" fo:border-left="none" fo:border-right="0.51pt solid #365f91" fo:border-top="none" fo:border-bottom="1.5pt solid #336699" style:shadow="none" style:vertical-align="baseline" style:writing-mode="lr-tb">
        <style:tab-stops>
          <style:tab-stop style:position="2cm"/>
        </style:tab-stops>
      </style:paragraph-properties>
      <style:text-properties officeooo:rsid="001e2b54" officeooo:paragraph-rsid="001e2b54" fo:hyphenate="false" fo:hyphenation-remain-char-count="2" fo:hyphenation-push-char-count="2" loext:hyphenation-no-caps="false"/>
    </style:style>
    <style:style style:name="P26" style:family="paragraph" style:parent-style-name="Heading_20_1" style:list-style-name="WWNum3" style:master-page-name="">
      <loext:graphic-properties draw:fill="none"/>
      <style:paragraph-properties fo:margin-left="-0.63cm" fo:margin-right="0cm" fo:margin-top="0.635cm" fo:margin-bottom="0.423cm" style:contextual-spacing="false" fo:text-align="justify" style:justify-single-word="false" fo:orphans="2" fo:widows="2" fo:hyphenation-ladder-count="no-limit" fo:text-indent="0cm" style:auto-text-indent="false" style:page-number="auto" fo:background-color="transparent" fo:padding-left="0cm" fo:padding-right="0.141cm" fo:padding-top="0cm" fo:padding-bottom="0.035cm" fo:border-left="none" fo:border-right="0.51pt solid #365f91" fo:border-top="none" fo:border-bottom="1.5pt solid #336699" style:shadow="none" fo:keep-with-next="always" style:vertical-align="baseline" style:writing-mode="lr-tb">
        <style:tab-stops/>
      </style:paragraph-properties>
      <style:text-properties officeooo:paragraph-rsid="001488ef" fo:hyphenate="false" fo:hyphenation-remain-char-count="2" fo:hyphenation-push-char-count="2" loext:hyphenation-no-caps="false"/>
    </style:style>
    <style:style style:name="P27" style:family="paragraph" style:parent-style-name="Heading_20_2">
      <style:text-properties officeooo:paragraph-rsid="001e2b54"/>
    </style:style>
    <style:style style:name="P28" style:family="paragraph" style:parent-style-name="Heading_20_2">
      <style:text-properties officeooo:rsid="001e2b54" officeooo:paragraph-rsid="001e2b54"/>
    </style:style>
    <style:style style:name="P29" style:family="paragraph" style:parent-style-name="Standard" style:list-style-name="L9">
      <style:text-properties officeooo:rsid="0019ad98" officeooo:paragraph-rsid="0019ad98"/>
    </style:style>
    <style:style style:name="P30" style:family="paragraph" style:parent-style-name="Standard" style:list-style-name="L11">
      <style:text-properties officeooo:rsid="001e2b54" officeooo:paragraph-rsid="001e2b54"/>
    </style:style>
    <style:style style:name="P31" style:family="paragraph" style:parent-style-name="Standard">
      <style:text-properties officeooo:paragraph-rsid="001e2b54"/>
    </style:style>
    <style:style style:name="P32" style:family="paragraph" style:parent-style-name="Standard" style:master-page-name="First_20_Page">
      <style:paragraph-properties style:page-number="1"/>
      <style:text-properties officeooo:rsid="001e2b54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paragraph-rsid="001e2b54"/>
    </style:style>
    <style:style style:name="P34" style:family="paragraph" style:parent-style-name="Standard_20__28_user_29_">
      <style:text-properties style:font-name="Arial1" fo:font-size="11pt" officeooo:rsid="001e2b54" officeooo:paragraph-rsid="001e2b54" style:letter-kerning="true" style:font-name-asian="Times New Roman1" style:font-size-asian="11pt" style:language-asian="zh" style:country-asian="CN" style:font-name-complex="Verdana1" style:font-size-complex="11pt"/>
    </style:style>
    <style:style style:name="P35" style:family="paragraph" style:parent-style-name="Standard_20__28_user_29_">
      <style:text-properties officeooo:rsid="001fea98" officeooo:paragraph-rsid="001fea98"/>
    </style:style>
    <style:style style:name="P36" style:family="paragraph" style:parent-style-name="Standard_20__28_user_29_">
      <style:text-properties officeooo:paragraph-rsid="001fea98"/>
    </style:style>
    <style:style style:name="P37" style:family="paragraph" style:parent-style-name="Standard_20__28_user_29_" style:list-style-name="L2">
      <style:text-properties style:font-name="Arial1" fo:font-size="11pt" officeooo:rsid="001d4f18" officeooo:paragraph-rsid="001d4f18" style:font-size-asian="11pt" style:font-size-complex="11pt"/>
    </style:style>
    <style:style style:name="P38" style:family="paragraph" style:parent-style-name="Standard_20__28_user_29_" style:list-style-name="L1">
      <style:text-properties style:font-name="Arial1" fo:font-size="11pt" officeooo:rsid="001d42e6" officeooo:paragraph-rsid="001d42e6" style:font-size-asian="11pt" style:font-size-complex="11pt"/>
    </style:style>
    <style:style style:name="P39" style:family="paragraph" style:parent-style-name="Standard_20__28_user_29_">
      <style:text-properties style:font-name="Arial1" fo:font-size="11pt" officeooo:rsid="001c2bf6" officeooo:paragraph-rsid="001c2bf6" style:font-size-asian="11pt" style:font-size-complex="11pt"/>
    </style:style>
    <style:style style:name="P40" style:family="paragraph" style:parent-style-name="Standard_20__28_user_29_" style:list-style-name="L12">
      <style:text-properties style:font-name="Arial1" fo:font-size="11pt" officeooo:rsid="001e2b54" officeooo:paragraph-rsid="001e2b54" style:font-size-asian="11pt" style:font-size-complex="11pt"/>
    </style:style>
    <style:style style:name="P41" style:family="paragraph" style:parent-style-name="Standard_20__28_user_29_" style:list-style-name="L13">
      <style:text-properties style:font-name="Arial1" fo:font-size="11pt" officeooo:rsid="001e2b54" officeooo:paragraph-rsid="001e2b54" style:font-size-asian="11pt" style:font-size-complex="11pt"/>
    </style:style>
    <style:style style:name="P42" style:family="paragraph" style:parent-style-name="Standard_20__28_user_29_" style:list-style-name="L14">
      <style:text-properties style:font-name="Arial1" fo:font-size="11pt" officeooo:rsid="001fea98" officeooo:paragraph-rsid="001fea98" style:font-size-asian="11pt" style:font-size-complex="11pt"/>
    </style:style>
    <style:style style:name="P43" style:family="paragraph" style:parent-style-name="Standard_20__28_user_29_" style:list-style-name="L15">
      <style:text-properties style:font-name="Arial1" fo:font-size="11pt" officeooo:rsid="001fea98" officeooo:paragraph-rsid="001fea98" style:font-size-asian="11pt" style:font-size-complex="11pt"/>
    </style:style>
    <style:style style:name="T1" style:family="text">
      <style:text-properties fo:color="#548dd4" loext:opacity="100%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loext:opacity="100%" officeooo:rsid="001e2b54" style:font-name-asian="Times New Roman1"/>
    </style:style>
    <style:style style:name="T4" style:family="text">
      <style:text-properties officeooo:rsid="001c2bf6"/>
    </style:style>
    <style:style style:name="T5" style:family="text">
      <style:text-properties officeooo:rsid="001d4f18"/>
    </style:style>
    <style:style style:name="T6" style:family="text">
      <style:text-properties fo:color="#336699" loext:opacity="100%" style:font-name="Verdana" fo:font-size="10pt" fo:font-weight="bold" officeooo:rsid="001d4f18" style:letter-kerning="true" style:font-name-asian="Times New Roman1" style:font-size-asian="10pt" style:language-asian="zh" style:country-asian="CN" style:font-weight-asian="bold" style:font-name-complex="Arial2" style:font-size-complex="14pt" style:font-style-complex="italic" style:font-weight-complex="bold"/>
    </style:style>
    <style:style style:name="T7" style:family="text">
      <style:text-properties fo:color="#336699" loext:opacity="100%" style:font-name="Verdana" fo:font-size="10pt" fo:font-weight="bold" officeooo:rsid="001fea98" style:letter-kerning="true" style:font-name-asian="Times New Roman1" style:font-size-asian="10pt" style:language-asian="zh" style:country-asian="CN" style:font-weight-asian="bold" style:font-name-complex="Arial2" style:font-size-complex="14pt" style:font-style-complex="italic" style:font-weight-complex="bold"/>
    </style:style>
    <style:style style:name="T8" style:family="text">
      <style:text-properties fo:color="#336699" loext:opacity="100%" style:font-name="Verdana" fo:font-size="12pt" fo:font-weight="bold" style:letter-kerning="true" style:font-name-asian="Times New Roman1" style:font-size-asian="12pt" style:language-asian="zh" style:country-asian="CN" style:font-weight-asian="bold" style:font-name-complex="Arial2" style:font-size-complex="18pt" style:font-weight-complex="bold"/>
    </style:style>
    <style:style style:name="T9" style:family="text">
      <style:text-properties officeooo:rsid="001e2b54"/>
    </style:style>
    <style:style style:name="T10" style:family="text">
      <style:text-properties officeooo:rsid="001fea98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.852cm, 2.129cm, 1.9cm, 0.48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13"/>
      <text:p text:style-name="P13"/>
      <text:p text:style-name="P13"/>
      <text:p text:style-name="P14"><text:span text:style-name="T4">Proxecto FCT: </text:span>GameTracker</text:p>
      <text:p text:style-name="P17">Memoria</text:p>
      <text:p text:style-name="P14"/>
      <text:p text:style-name="P15">Rubén Agra Casal</text:p>
      <text:p text:style-name="P16">2º Desarrollo de aplicaciones multiplataforma</text:p>
      <text:p text:style-name="P7"/>
      <text:p text:style-name="P18">Índice</text:p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1263_167962671" text:style-name="Index_20_Link" text:visited-style-name="Index_20_Link">1. Introducción<text:tab/>3</text:a></text:p>
          <text:p text:style-name="P12"><text:a xlink:type="simple" xlink:href="#__RefHeading___Toc355_2281556516" text:style-name="Index_20_Link" text:visited-style-name="Index_20_Link">1.1 Objetivo principal de la app<text:tab/>3</text:a></text:p>
          <text:p text:style-name="P12"><text:a xlink:type="simple" xlink:href="#__RefHeading___Toc357_2281556516" text:style-name="Index_20_Link" text:visited-style-name="Index_20_Link">1.2 ¿Por qué es útil? ¿Qué problema resuelve?<text:tab/>3</text:a></text:p>
          <text:p text:style-name="P11"><text:a xlink:type="simple" xlink:href="#__RefHeading___Toc359_2281556516" text:style-name="Index_20_Link" text:visited-style-name="Index_20_Link">2. Objetivos<text:tab/>3</text:a></text:p>
          <text:p text:style-name="P12"><text:a xlink:type="simple" xlink:href="#__RefHeading___Toc361_2281556516" text:style-name="Index_20_Link" text:visited-style-name="Index_20_Link">2.1 Objetivos </text:a><text:a xlink:type="simple" xlink:href="#__RefHeading___Toc361_2281556516" text:style-name="Index_20_Link" text:visited-style-name="Index_20_Link">prioritarios</text:a><text:a xlink:type="simple" xlink:href="#__RefHeading___Toc361_2281556516" text:style-name="Index_20_Link" text:visited-style-name="Index_20_Link"><text:tab/>3</text:a></text:p>
          <text:p text:style-name="P12"><text:a xlink:type="simple" xlink:href="#__RefHeading___Toc363_2281556516" text:style-name="Index_20_Link" text:visited-style-name="Index_20_Link">2.2 Objetivos no tan prioritarios o para un futuro<text:tab/>3</text:a></text:p>
          <text:p text:style-name="P11"><text:a xlink:type="simple" xlink:href="#__RefHeading___Toc1265_167962671" text:style-name="Index_20_Link" text:visited-style-name="Index_20_Link">3. Análisis de requisitos<text:tab/>3</text:a></text:p>
          <text:p text:style-name="P12"><text:a xlink:type="simple" xlink:href="#__RefHeading___Toc365_2281556516" text:style-name="Index_20_Link" text:visited-style-name="Index_20_Link">3.1 Requisitos funcionales<text:tab/>3</text:a></text:p>
          <text:p text:style-name="P12"><text:a xlink:type="simple" xlink:href="#__RefHeading___Toc367_2281556516" text:style-name="Index_20_Link" text:visited-style-name="Index_20_Link">3.2 Requisitos no funcionales<text:tab/>4</text:a></text:p>
          <text:p text:style-name="P11"><text:a xlink:type="simple" xlink:href="#__RefHeading___Toc369_2281556516" text:style-name="Index_20_Link" text:visited-style-name="Index_20_Link">4. Diseño<text:tab/>4</text:a></text:p>
          <text:p text:style-name="P12"><text:a xlink:type="simple" xlink:href="#__RefHeading___Toc1271_167962671" text:style-name="Index_20_Link" text:visited-style-name="Index_20_Link">4.1 Arquitectura técnica<text:tab/>4</text:a></text:p>
          <text:p text:style-name="P12"><text:a xlink:type="simple" xlink:href="#__RefHeading___Toc1273_167962671" text:style-name="Index_20_Link" text:visited-style-name="Index_20_Link">4.2 Diagramas<text:tab/>4</text:a></text:p>
          <text:p text:style-name="P12"><text:a xlink:type="simple" xlink:href="#__RefHeading___Toc1275_167962671" text:style-name="Index_20_Link" text:visited-style-name="Index_20_Link">4.3 Bases de datos<text:tab/>4</text:a></text:p>
          <text:p text:style-name="P11"><text:a xlink:type="simple" xlink:href="#__RefHeading___Toc1277_167962671" text:style-name="Index_20_Link" text:visited-style-name="Index_20_Link">5. Desarrollo<text:tab/>4</text:a></text:p>
          <text:p text:style-name="P12"><text:a xlink:type="simple" xlink:href="#__RefHeading___Toc1279_167962671" text:style-name="Index_20_Link" text:visited-style-name="Index_20_Link">5.1 </text:a><text:a xlink:type="simple" xlink:href="#__RefHeading___Toc1279_167962671" text:style-name="Index_20_Link" text:visited-style-name="Index_20_Link">Elección de arquitectura</text:a><text:a xlink:type="simple" xlink:href="#__RefHeading___Toc1279_167962671" text:style-name="Index_20_Link" text:visited-style-name="Index_20_Link"><text:tab/>4</text:a></text:p>
          <text:p text:style-name="P11"><text:a xlink:type="simple" xlink:href="#__RefHeading___Toc371_2281556516" text:style-name="Index_20_Link" text:visited-style-name="Index_20_Link">6. Pruebas<text:tab/>4</text:a></text:p>
          <text:p text:style-name="P11"><text:a xlink:type="simple" xlink:href="#__RefHeading___Toc373_2281556516" text:style-name="Index_20_Link" text:visited-style-name="Index_20_Link">7. Manual de usuario<text:tab/>4</text:a></text:p>
          <text:p text:style-name="P11"><text:a xlink:type="simple" xlink:href="#__RefHeading___Toc375_2281556516" text:style-name="Index_20_Link" text:visited-style-name="Index_20_Link">8. Conclusiones<text:tab/>4</text:a></text:p>
          <text:p text:style-name="P12"><text:a xlink:type="simple" xlink:href="#__RefHeading___Toc377_2281556516" text:style-name="Index_20_Link" text:visited-style-name="Index_20_Link">8.1 Tareas realizadas<text:tab/>4</text:a></text:p>
          <text:p text:style-name="P12"><text:a xlink:type="simple" xlink:href="#__RefHeading___Toc379_2281556516" text:style-name="Index_20_Link" text:visited-style-name="Index_20_Link">8.2 Tareas próximas<text:tab/>4</text:a></text:p>
        </text:index-body>
      </text:table-of-content>
      <text:p text:style-name="P5"/>
      <text:p text:style-name="P6"/>
      <text:p text:style-name="P9"/>
      <text:list xml:id="list2959037277" text:style-name="WWNum3">
        <text:list-item>
          <text:h text:style-name="P23" text:outline-level="1"><text:bookmark-start text:name="_Toc99643930"/><text:bookmark-start text:name="__RefHeading___Toc1263_167962671"/>I<text:bookmark-end text:name="_Toc99643930"/>ntroducción<text:bookmark-end text:name="__RefHeading___Toc1263_167962671"/></text:h>
        </text:list-item>
      </text:list>
      <text:h text:style-name="Heading_20_2" text:outline-level="2"><text:bookmark-start text:name="__RefHeading___Toc355_2281556516"/>1.1 Ob<text:span text:style-name="T4">j</text:span>etivo principal <text:span text:style-name="T4">de la </text:span>app<text:bookmark-end text:name="__RefHeading___Toc355_2281556516"/></text:h>
      <text:p text:style-name="P39">El objetivo principal de la aplicación sería permitir a los usuarios que puedan gestionar su colección de videojuegos de la forma más sencilla posible, haciendo posible también que puedan compartir su actividad con otros usuarios y proponiendo objetivos/retos para que esto sea más divertido.</text:p>
      <text:p text:style-name="P19"/>
      <text:h text:style-name="Heading_20_2" text:outline-level="2"><text:bookmark-start text:name="__RefHeading___Toc357_2281556516"/>1.2 ¿Por qué es útil? ¿Qué problema resuelve?<text:bookmark-end text:name="__RefHeading___Toc357_2281556516"/></text:h>
      <text:p text:style-name="P39">Actualmente este tipo de aplicaciones se están volviendo bastante populares, tenemos de diferentes hobbies como películas (letterboxd), libros (GoodReads) o incluso música (Musicboard) pero no hay ninguna aplicación para la gente que disfruta los videojuegos o por lo menos una aplicación que contente a estos.</text:p>
      <text:list xml:id="list203420597138113" text:continue-numbering="true" text:style-name="WWNum3">
        <text:list-item>
          <text:h text:style-name="P24" text:outline-level="1"><text:bookmark-start text:name="__RefHeading___Toc359_2281556516"/>Objetivos<text:bookmark-end text:name="__RefHeading___Toc359_2281556516"/></text:h>
        </text:list-item>
      </text:list>
      <text:h text:style-name="Heading_20_2" text:outline-level="2"><text:bookmark-start text:name="__RefHeading___Toc361_2281556516"/>2.1 Objetivos <text:span text:style-name="T6">prioritarios</text:span><text:bookmark-end text:name="__RefHeading___Toc361_2281556516"/></text:h>
      <text:list xml:id="list487865985" text:style-name="L1">
        <text:list-item>
          <text:p text:style-name="P38">Usuario normal y usuario administrador con funcionalidades específicas</text:p>
        </text:list-item>
        <text:list-item>
          <text:p text:style-name="P38">Creación de lista/colección de juegos (implementar CRUD)</text:p>
        </text:list-item>
        <text:list-item>
          <text:p text:style-name="P38">Buscar información individual de algún juego</text:p>
        </text:list-item>
        <text:list-item>
          <text:p text:style-name="P38">Poder ver listas de otros jugadores</text:p>
        </text:list-item>
        <text:list-item>
          <text:p text:style-name="P38">Mostrar datos individuales (Géneros más jugados, <text:span text:style-name="T5">porcentaje de juegos completados, etc.)</text:span></text:p>
        </text:list-item>
        <text:list-item>
          <text:p text:style-name="P38">Diseño intuitivo y fácil para el usuario con opciones de personalización</text:p>
        </text:list-item>
      </text:list>
      <text:p text:style-name="P20"/>
      <text:h text:style-name="Heading_20_2" text:outline-level="2"><text:bookmark-start text:name="__RefHeading___Toc363_2281556516"/>2.2 Objetivos no tan prioritarios o para un futuro<text:bookmark-end text:name="__RefHeading___Toc363_2281556516"/></text:h>
      <text:list xml:id="list548536373" text:style-name="L2">
        <text:list-item>
          <text:p text:style-name="P37">Poner una línea de tiempo en la página principal con la actividad de tus amigos (Ideal que se pudiese sincronizar con cuenta de Steam)</text:p>
        </text:list-item>
        <text:list-item>
          <text:p text:style-name="P37">Poner la opción de chat</text:p>
        </text:list-item>
        <text:list-item>
          <text:p text:style-name="P37">Recomendaciones personalizadas</text:p>
        </text:list-item>
        <text:list-item>
          <text:p text:style-name="P37">Sistema de <text:span text:style-name="T9">logros</text:span></text:p>
        </text:list-item>
      </text:list>
      <text:list xml:id="list203420104473359" text:continue-list="list203420597138113" text:style-name="WWNum3">
        <text:list-header>
          <text:h text:style-name="P25" text:outline-level="1"><text:bookmark-start text:name="__RefHeading___Toc1265_167962671"/><text:bookmark-start text:name="_Toc99643931"/>3<text:bookmark-end text:name="_Toc99643931"/>. Análisis de <text:span text:style-name="T8">requisitos</text:span><text:bookmark-end text:name="__RefHeading___Toc1265_167962671"/></text:h>
        </text:list-header>
      </text:list>
      <text:h text:style-name="Heading_20_2" text:outline-level="2"><text:bookmark-start text:name="__RefHeading___Toc365_2281556516"/>3.1 Requisitos funcionales <text:bookmark-end text:name="__RefHeading___Toc365_2281556516"/></text:h>
      <text:list xml:id="list2649853063" text:style-name="L11">
        <text:list-item>
          <text:p text:style-name="P30">Registro de usuarios</text:p>
        </text:list-item>
        <text:list-item>
          <text:p text:style-name="P30">Añadir juegos a la biblioteca</text:p>
        </text:list-item>
        <text:list-item>
          <text:p text:style-name="P30">Eliminar juegos de la biblioteca</text:p>
        </text:list-item>
        <text:list-item>
          <text:p text:style-name="P30">Poner valoración con nota y un texto</text:p>
        </text:list-item>
        <text:list-item>
          <text:p text:style-name="P30"><text:soft-page-break/>Marcar progreso (porcentaje de completado, trofeos, etc.)</text:p>
        </text:list-item>
      </text:list>
      <text:h text:style-name="P27" text:outline-level="2"><text:bookmark-start text:name="__RefHeading___Toc367_2281556516"/>3.2 Requisitos no funcionales<text:bookmark-start text:name="_Toc99643932"/><text:bookmark-end text:name="__RefHeading___Toc367_2281556516"/><text:bookmark-end text:name="_Toc99643932"/></text:h>
      <text:list xml:id="list3756115405" text:style-name="L12">
        <text:list-item>
          <text:p text:style-name="P40">Buena estructura de código (MVVM)</text:p>
        </text:list-item>
        <text:list-item>
          <text:p text:style-name="P40">Seguridad</text:p>
        </text:list-item>
      </text:list>
      <text:list xml:id="list203421741394105" text:continue-list="list203420104473359" text:style-name="WWNum3">
        <text:list-header>
          <text:h text:style-name="Heading_20_1" text:outline-level="1"><text:bookmark-start text:name="__RefHeading___Toc369_2281556516"/><text:span text:style-name="T9">4</text:span>. Diseño<text:bookmark-end text:name="__RefHeading___Toc369_2281556516"/></text:h>
        </text:list-header>
      </text:list>
      <text:h text:style-name="P28" text:outline-level="2"><text:bookmark-start text:name="__RefHeading___Toc1271_167962671"/>4.1 Arquitectura técnica<text:bookmark-end text:name="__RefHeading___Toc1271_167962671"/></text:h>
      <text:list xml:id="list4059602766" text:style-name="L13">
        <text:list-item>
          <text:p text:style-name="P41">Frontend: Jetpack Compose</text:p>
        </text:list-item>
        <text:list-item>
          <text:p text:style-name="P41">Lenguaje de programación: Kotlin</text:p>
        </text:list-item>
      </text:list>
      <text:h text:style-name="P28" text:outline-level="2"><text:bookmark-start text:name="__RefHeading___Toc1273_167962671"/>4.2 Diagramas<text:bookmark-end text:name="__RefHeading___Toc1273_167962671"/></text:h>
      <text:p text:style-name="P34">A implementar</text:p>
      <text:h text:style-name="P28" text:outline-level="2"><text:bookmark-start text:name="__RefHeading___Toc1275_167962671"/>4.3 Bases de datos <text:bookmark-end text:name="__RefHeading___Toc1275_167962671"/></text:h>
      <text:p text:style-name="P31"><text:span text:style-name="T3">A implementar</text:span><text:bookmark text:name="_heading=h.3dy6vkm"/></text:p>
      <text:list xml:id="list203421229018074" text:continue-list="list203421741394105" text:style-name="WWNum3">
        <text:list-header>
          <text:h text:style-name="P26" text:outline-level="1"><text:bookmark-start text:name="__RefHeading___Toc1277_167962671"/><text:span text:style-name="T9">5. Desarrollo </text:span><text:bookmark-start text:name="_Toc99643937"/><text:bookmark-end text:name="__RefHeading___Toc1277_167962671"/><text:bookmark-end text:name="_Toc99643937"/></text:h>
        </text:list-header>
      </text:list>
      <text:h text:style-name="P28" text:outline-level="2"><text:bookmark-start text:name="__RefHeading___Toc1279_167962671"/>5.1 <text:span text:style-name="T7">Elección de arquitectura</text:span><text:bookmark-end text:name="__RefHeading___Toc1279_167962671"/></text:h>
      <text:p text:style-name="P33"><text:span text:style-name="T3">El patrón de diseño escogido ha sido de MVVM, ya que es algo parecido a MVC, un patrón con el que estoy ya familiarizado. También he decidido utilizar Jetpack Compose a la hora de hacer las pantallas en vez de XML, ya que es lo que se está utilizando cada vez más. </text:span></text:p>
      <text:list xml:id="list203421992984476" text:continue-numbering="true" text:style-name="WWNum3">
        <text:list-header>
          <text:h text:style-name="Heading_20_1" text:outline-level="1"><text:bookmark-start text:name="__RefHeading___Toc371_2281556516"/>6. Pruebas<text:bookmark-end text:name="__RefHeading___Toc371_2281556516"/></text:h>
        </text:list-header>
      </text:list>
      <text:list xml:id="list1542713731" text:style-name="L9">
        <text:list-header>
          <text:p text:style-name="P29"/>
        </text:list-header>
      </text:list>
      <text:list xml:id="list203420595857933" text:continue-list="list203421992984476" text:style-name="WWNum3">
        <text:list-header>
          <text:h text:style-name="Heading_20_1" text:outline-level="1"><text:bookmark-start text:name="__RefHeading___Toc373_2281556516"/><text:span text:style-name="T10">7. </text:span>Manual de usuario<text:bookmark-end text:name="__RefHeading___Toc373_2281556516"/></text:h>
        </text:list-header>
      </text:list>
      <text:p text:style-name="P36"/>
      <text:list xml:id="list203421257957307" text:continue-numbering="true" text:style-name="WWNum3">
        <text:list-header>
          <text:h text:style-name="Heading_20_1" text:outline-level="1"><text:bookmark-start text:name="__RefHeading___Toc375_2281556516"/>8. Conclusiones<text:bookmark-end text:name="__RefHeading___Toc375_2281556516"/></text:h>
        </text:list-header>
      </text:list>
      <text:h text:style-name="Heading_20_2" text:outline-level="2"><text:bookmark-start text:name="__RefHeading___Toc377_2281556516"/>8.1 Tareas realizadas<text:bookmark-end text:name="__RefHeading___Toc377_2281556516"/></text:h>
      <text:list xml:id="list935934725" text:style-name="L14">
        <text:list-item>
          <text:p text:style-name="P42">Definición de idea y priorizar necesidades</text:p>
        </text:list-item>
        <text:list-item>
          <text:p text:style-name="P42">Definición de cantidad de pantallas a necesitar (5)</text:p>
        </text:list-item>
        <text:list-item>
          <text:p text:style-name="P42">Colores y estética general que tendrá la aplicación (Posibilidad de cambiar)</text:p>
        </text:list-item>
      </text:list>
      <text:p text:style-name="P35"/>
      <text:h text:style-name="Heading_20_2" text:outline-level="2"><text:bookmark-start text:name="__RefHeading___Toc379_2281556516"/>8.2 Tareas próximas<text:bookmark-end text:name="__RefHeading___Toc379_2281556516"/></text:h>
      <text:list xml:id="list2734002200" text:style-name="L15">
        <text:list-item>
          <text:p text:style-name="P43">Creación de base de datos</text:p>
        </text:list-item>
        <text:list-item>
          <text:p text:style-name="P43"><text:soft-page-break/>Integrar API externa con información de los juegos</text:p>
        </text:list-item>
        <text:list-item>
          <text:p text:style-name="P43">Utilizar firebase para autentificación de usuario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gl" fo:country="ES" style:letter-kerning="false" style:font-name-asian="Arial2" style:font-size-asian="11pt" style:language-asian="es" style:country-asian="ES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gl" fo:country="ES" style:letter-kerning="false" style:font-name-asian="Arial2" style:font-size-asian="11pt" style:language-asian="es" style:country-asian="ES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51cm" fo:margin-right="0cm" fo:margin-top="0cm" fo:margin-bottom="0.423cm" style:contextual-spacing="false" fo:text-align="justify" style:justify-single-word="false" fo:orphans="2" fo:widows="2" fo:text-indent="0cm" style:auto-text-indent="false" style:vertical-align="baseline" style:writing-mode="lr-tb"/>
      <style:text-properties fo:color="#000000" loext:opacity="100%" style:font-name-asian="Times New Roman1" style:font-family-asian="'Times New Roman'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_20__28_user_29_" style:next-style-name="Standard_20__28_user_29_" style:default-outline-level="1" style:list-style-name="WWNum3" style:class="text" style:master-page-name="">
      <style:paragraph-properties fo:margin-left="0cm" fo:margin-right="0cm" fo:margin-top="0.635cm" fo:margin-bottom="0.423cm" style:contextual-spacing="false" fo:text-indent="0cm" style:auto-text-indent="false" style:page-number="auto" fo:padding-left="0cm" fo:padding-right="0.141cm" fo:padding-top="0cm" fo:padding-bottom="0.035cm" fo:border-left="none" fo:border-right="0.51pt solid #365f91" fo:border-top="none" fo:border-bottom="1.5pt solid #336699" style:shadow="none" fo:keep-with-next="always">
        <style:tab-stops/>
      </style:paragraph-properties>
      <style:text-properties fo:color="#336699" loext:opacity="100%" fo:font-size="12pt" fo:font-weight="bold" officeooo:rsid="001488ef" style:font-size-asian="12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list-style-name="" style:class="text">
      <style:paragraph-properties fo:margin-left="0cm" fo:margin-right="0cm" fo:margin-top="0.423cm" fo:margin-bottom="0.423cm" style:contextual-spacing="false" fo:text-indent="0cm" style:auto-text-indent="false" fo:padding-left="0cm" fo:padding-right="0cm" fo:padding-top="0cm" fo:padding-bottom="0.035cm" fo:border-left="none" fo:border-right="none" fo:border-top="none" fo:border-bottom="0.51pt solid #336699" fo:keep-with-next="always"/>
      <style:text-properties fo:color="#336699" loext:opacity="100%" fo:font-size="10pt" fo:font-weight="bold" style:font-size-asian="10pt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list-style-name="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fo:color="#336699" loext:opacity="100%" fo:font-weight="bold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Standard" style:class="chapter">
      <style:text-properties style:font-name="Arial1" fo:font-family="Arial" style:font-family-generic="swiss" style:font-pitch="variable"/>
    </style:style>
    <style:style style:name="No_20_Spacing" style:display-name="No Spacing" style:family="paragraph">
      <style:paragraph-properties fo:margin-left="0.751cm" fo:margin-right="0cm" fo:margin-top="0cm" fo:margin-bottom="0cm" style:contextual-spacing="false" fo:text-align="justify" style:justify-single-word="false" fo:orphans="2" fo:widows="2" fo:text-indent="0cm" style:auto-text-indent="false" style:writing-mode="lr-tb"/>
    </style:style>
    <style:style style:name="Balloon_20_Text" style:display-name="Balloon Text" style:family="paragraph" style:parent-style-name="Standard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tandard_20__28_user_29_" style:display-name="Standard (user)" style:family="paragraph">
      <style:paragraph-properties fo:margin-left="0.751cm" fo:margin-right="0cm" fo:margin-top="0cm" fo:margin-bottom="0.212cm" style:contextual-spacing="false" fo:text-align="justify" style:justify-single-word="false" fo:orphans="2" fo:widows="2" fo:hyphenation-ladder-count="no-limit" fo:text-indent="0cm" style:auto-text-indent="false" style:vertical-align="baseline" style:writing-mode="lr-tb"/>
      <style:text-properties style:font-name="Verdana" fo:font-family="Verdana" style:font-family-generic="roman" style:font-pitch="variable" fo:font-size="9pt" officeooo:rsid="001fea98" style:letter-kerning="true" style:font-name-asian="Times New Roman1" style:font-family-asian="'Times New Roman'" style:font-family-generic-asian="system" style:font-pitch-asian="variable" style:font-size-asian="9pt" style:language-asian="zh" style:country-asian="CN" style:font-name-complex="Verdana1" style:font-family-complex="Verdan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orphans="0" fo:widows="0" fo:hyphenation-ladder-count="no-limit">
        <style:tab-stops>
          <style:tab-stop style:position="1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right="0cm" fo:margin-top="0cm" fo:margin-bottom="0.176cm" style:contextual-spacing="false" fo:orphans="0" fo:widows="0" fo:hyphenation-ladder-count="no-limit" fo:text-indent="0cm" style:auto-text-indent="false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right="0cm" fo:margin-top="0cm" fo:margin-bottom="0.176cm" style:contextual-spacing="false" fo:orphans="0" fo:widows="0" fo:hyphenation-ladder-count="no-limit" fo:text-indent="0cm" style:auto-text-indent="false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Standard" style:next-style-name="Standard" style:class="chapter">
      <style:paragraph-properties fo:margin-left="1.501cm" fo:margin-right="0cm" fo:margin-top="0.423cm" fo:margin-bottom="0.423cm" style:contextual-spacing="false" fo:text-indent="-1.501cm" style:auto-text-indent="false" fo:padding-left="0cm" fo:padding-right="0cm" fo:padding-top="0cm" fo:padding-bottom="0.035cm" fo:border-left="none" fo:border-right="none" fo:border-top="none" fo:border-bottom="0.51pt solid #336699" style:shadow="none" fo:keep-with-next="always" style:join-border="false"/>
      <style:text-properties fo:color="#336699" loext:opacity="100%" style:font-name="Verdana" fo:font-family="Verdana" style:font-family-generic="roman" style:font-pitch="variable" fo:font-size="10pt" fo:font-weight="bold" style:font-name-asian="Verdana1" style:font-family-asian="Verdana" style:font-family-generic-asian="system" style:font-pitch-asian="variable" style:font-size-asian="10pt" style:font-weight-asian="bold" style:font-name-complex="Verdana1" style:font-family-complex="Verdana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>
      <style:text-properties style:font-name-asian="Arial2" style:font-family-asian="Arial" style:font-family-generic-asian="system" style:font-pitch-asian="variable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336699" loext:opacity="100%" style:font-name="Verdana" fo:font-family="Verdana" style:font-family-generic="roman" style:font-pitch="variable" fo:font-size="12pt" fo:font-weight="bold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Título_20_2_20_Car" style:display-name="Título 2 Car" style:family="text" style:parent-style-name="Default_20_Paragraph_20_Font">
      <style:text-properties fo:color="#336699" loext:opacity="100%" style:font-name="Verdana" fo:font-family="Verdana" style:font-family-generic="roman" style:font-pitch="variable" fo:font-size="10pt" fo:font-weight="bold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fo:color="#336699" loext:opacity="100%" style:font-name="Verdana" fo:font-family="Verdana" style:font-family-generic="roman" style:font-pitch="variable" fo:font-size="9pt" fo:font-weight="bold" style:letter-kerning="true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uesto_20_Car" style:display-name="Puesto Car" style:family="text" style:parent-style-name="Default_20_Paragraph_20_Font">
      <style:text-properties fo:color="#336699" loext:opacity="100%" style:font-name="Arial" fo:font-family="Arial" style:font-family-generic="roman" style:font-pitch="variable" fo:font-size="12pt" fo:font-weight="bold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Subtítulo_20_Car" style:display-name="Subtítulo Car" style:family="text" style:parent-style-name="Default_20_Paragraph_20_Font">
      <style:text-properties fo:color="#336699" loext:opacity="100%" style:font-name="Verdana" fo:font-family="Verdana" style:font-family-generic="roman" style:font-pitch="variable" fo:font-size="10pt" fo:language="gl" fo:country="ES" fo:font-weight="bold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text:style-name="ListLabel_20_11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12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13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4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5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6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7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text:style-name="ListLabel_20_20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21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22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3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style:font-name-asian="Arial2"/>
    </style:style>
    <style:style style:name="MP2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MP3" style:family="paragraph" style:parent-style-name="Standard">
      <style:paragraph-properties fo:margin-left="0.751cm" fo:margin-right="0cm" fo:text-align="end" style:justify-single-word="false" fo:text-indent="0.751cm" style:auto-text-indent="false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fo:color="#0f243e" loext:opacity="100%" fo:font-size="10pt" style:font-size-asian="10pt" style:font-size-complex="10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</style:style>
    <style:style style:name="MP6" style:family="paragraph" style:parent-style-name="Standard">
      <style:paragraph-properties fo:margin-top="0cm" fo:margin-bottom="0cm" style:contextual-spacing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MT1" style:family="text">
      <style:text-properties fo:color="#548dd4" loext:opacity="100%" fo:font-size="10pt" style:font-size-asian="10pt" style:font-size-complex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.852cm, 2.129cm, 1.9cm, 0.483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cm" fo:margin-left="3cm" fo:margin-right="3cm" style:writing-mode="lr-tb" style:layout-grid-color="#c0c0c0" style:layout-grid-lines="257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49cm" fo:margin-left="0cm" fo:margin-right="0cm" fo:margin-bottom="0.848cm" style:dynamic-spacing="true"/>
      </style:header-style>
      <style:footer-style>
        <style:header-footer-properties fo:min-height="1.752cm" fo:margin-left="0cm" fo:margin-right="0cm" fo:margin-top="1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752cm" fo:margin-left="3cm" fo:margin-right="3cm" style:writing-mode="lr-tb" style:layout-grid-color="#c0c0c0" style:layout-grid-lines="257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49cm" fo:margin-left="0cm" fo:margin-right="0cm" fo:margin-bottom="0.848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2 Copy 1" text:anchor-type="char" svg:x="-0.379cm" svg:y="-0.635cm" svg:width="7.211cm" svg:height="1.499cm" draw:z-index="5"><draw:image xlink:href="Pictures/1000000000000310000001B9E540CDCB3E65D54F.png" xlink:type="simple" xlink:show="embed" xlink:actuate="onLoad" draw:mime-type="image/png"/></draw:frame><draw:frame draw:style-name="Mfr2" draw:name="Imaxe1 Copy 1" text:anchor-type="char" svg:x="9.844cm" svg:y="-0.758cm" svg:width="4.953cm" svg:height="1.573cm" draw:z-index="9"><draw:image xlink:href="Pictures/1000020100000249000000BA276CEA5A5069AC6A.png" xlink:type="simple" xlink:show="embed" xlink:actuate="onLoad" draw:mime-type="image/png"/></draw:frame></text:p>
        <text:p text:style-name="MP2"/>
      </style:header>
      <style:footer>
        <text:p text:style-name="MP3"><text:span text:style-name="MT1">Páxina </text:span><text:span text:style-name="MT2"><text:page-number text:select-page="current">2</text:page-number></text:span><text:span text:style-name="MT2"><text:s/>| </text:span><text:span text:style-name="MT2"><text:page-count>5</text:page-count></text:span></text:p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n2" text:anchor-type="char" svg:x="-0.512cm" svg:y="-0.684cm" svg:width="7.211cm" svg:height="1.499cm" draw:z-index="0"><draw:image xlink:href="Pictures/1000000000000310000001B9E540CDCB3E65D54F.png" xlink:type="simple" xlink:show="embed" xlink:actuate="onLoad" draw:mime-type="image/png"/></draw:frame><draw:frame draw:style-name="Mfr2" draw:name="Imaxe1" text:anchor-type="char" svg:x="9.86cm" svg:y="-0.787cm" svg:width="4.953cm" svg:height="1.573cm" draw:z-index="1"><draw:image xlink:href="Pictures/1000020100000249000000BA276CEA5A5069AC6A.png" xlink:type="simple" xlink:show="embed" xlink:actuate="onLoad" draw:mime-type="image/png"/></draw:frame></text:p>
        <text:p text:style-name="MP6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ES Mare Nostrum</meta:initial-creator>
    <meta:editing-cycles>9</meta:editing-cycles>
    <meta:creation-date>2022-03-31T16:47:00</meta:creation-date>
    <dc:date>2025-02-04T20:34:19.874000000</dc:date>
    <meta:editing-duration>PT22M22S</meta:editing-duration>
    <meta:generator>LibreOffice/7.1.2.2$Windows_X86_64 LibreOffice_project/8a45595d069ef5570103caea1b71cc9d82b2aae4</meta:generator>
    <meta:document-statistic meta:table-count="0" meta:image-count="4" meta:object-count="0" meta:page-count="5" meta:paragraph-count="77" meta:word-count="519" meta:character-count="3107" meta:non-whitespace-character-count="2688"/>
    <meta:user-defined meta:name="AppVersion">15.0000</meta:user-defined>
    <meta:template xlink:type="simple" xlink:actuate="onRequest" xlink:title="Normal" xlink:href=""/>
  </office:meta>
</office:document-meta>
</file>